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5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VICOLA VIRGEN DEL CISNE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QUISPE ORTIZ, JULI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6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QUISPE ORTIZ, JULI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VERA QUISPE, STEVEN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0</text:p>
          </table:table-cell>
        </table:table-row>
        <table:table-row>
          <table:table-cell table:style-name="Tabla1.A2" office:value-type="float" office:value="0">
            <text:p text:style-name="P7">PEKIN</text:p>
          </table:table-cell>
          <table:table-cell table:style-name="Tabla1.B2" office:value-type="string">
            <text:p text:style-name="P9">Cant.Cajas: <text:span text:style-name="T11">1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138426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8:2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9:3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5T20:37:55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